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cell-protect="none" style:print-content="true"/>
    </style:style>
    <style:style style:name="ce7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cell-protect="none" style:print-content="true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1" table:table="0"/>
          <office:change-info>
            <dc:creator>Jun-I Wu</dc:creator>
            <dc:date>2021-11-08T10:17:24.801592869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2" table:table="0"/>
          <office:change-info>
            <dc:creator>Jun-I Wu</dc:creator>
            <dc:date>2021-11-08T10:17:24.801597548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3" table:table="0"/>
          <office:change-info>
            <dc:creator>Jun-I Wu</dc:creator>
            <dc:date>2021-11-08T10:17:24.801603694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4" table:table="0"/>
          <office:change-info>
            <dc:creator>Jun-I Wu</dc:creator>
            <dc:date>2021-11-08T10:17:24.801611936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5" table:table="0"/>
          <office:change-info>
            <dc:creator>Jun-I Wu</dc:creator>
            <dc:date>2021-11-08T10:17:24.801618571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6" table:table="0"/>
          <office:change-info>
            <dc:creator>Jun-I Wu</dc:creator>
            <dc:date>2021-11-08T10:17:24.801622831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7" table:table="0"/>
          <office:change-info>
            <dc:creator>Jun-I Wu</dc:creator>
            <dc:date>2021-11-08T10:17:24.801629466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8" table:table="0"/>
          <office:change-info>
            <dc:creator>Jun-I Wu</dc:creator>
            <dc:date>2021-11-08T10:17:24.801635682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9" table:table="0"/>
          <office:change-info>
            <dc:creator>Jun-I Wu</dc:creator>
            <dc:date>2021-11-08T10:17:24.801641968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10" table:table="0"/>
          <office:change-info>
            <dc:creator>Jun-I Wu</dc:creator>
            <dc:date>2021-11-08T10:17:24.801646787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1" table:table="0"/>
          <office:change-info>
            <dc:creator>Jun-I Wu</dc:creator>
            <dc:date>2021-11-08T10:17:24.801651955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12" table:table="0"/>
          <office:change-info>
            <dc:creator>Jun-I Wu</dc:creator>
            <dc:date>2021-11-08T10:17:24.801658101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13" table:table="0"/>
          <office:change-info>
            <dc:creator>Jun-I Wu</dc:creator>
            <dc:date>2021-11-08T10:17:24.80166285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4" table:table="0"/>
          <office:change-info>
            <dc:creator>Jun-I Wu</dc:creator>
            <dc:date>2021-11-08T10:17:24.801669066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5" table:table="0"/>
          <office:change-info>
            <dc:creator>Jun-I Wu</dc:creator>
            <dc:date>2021-11-08T10:17:24.801672977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6" table:table="0"/>
          <office:change-info>
            <dc:creator>Jun-I Wu</dc:creator>
            <dc:date>2021-11-08T10:17:24.801677796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17" table:table="0"/>
          <office:change-info>
            <dc:creator>Jun-I Wu</dc:creator>
            <dc:date>2021-11-08T10:17:24.801682546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8" table:table="0"/>
          <office:change-info>
            <dc:creator>Jun-I Wu</dc:creator>
            <dc:date>2021-11-08T10:17:24.801686736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9" table:table="0"/>
          <office:change-info>
            <dc:creator>Jun-I Wu</dc:creator>
            <dc:date>2021-11-08T10:17:24.801690996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20" table:table="0"/>
          <office:change-info>
            <dc:creator>Jun-I Wu</dc:creator>
            <dc:date>2021-11-08T10:17:24.801697701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21" table:table="0"/>
          <office:change-info>
            <dc:creator>Jun-I Wu</dc:creator>
            <dc:date>2021-11-08T10:17:24.80170245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22" table:table="0"/>
          <office:change-info>
            <dc:creator>Jun-I Wu</dc:creator>
            <dc:date>2021-11-08T10:17:24.801707339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23" table:table="0"/>
          <office:change-info>
            <dc:creator>Jun-I Wu</dc:creator>
            <dc:date>2021-11-08T10:17:24.801711181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24" table:table="0"/>
          <office:change-info>
            <dc:creator>Jun-I Wu</dc:creator>
            <dc:date>2021-11-08T10:17:24.801717257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1" table:table="0"/>
          <office:change-info>
            <dc:creator>Jun-I Wu</dc:creator>
            <dc:date>2021-11-08T10:17:24.801722006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2" table:table="0"/>
          <office:change-info>
            <dc:creator>Jun-I Wu</dc:creator>
            <dc:date>2021-11-08T10:17:24.801726755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" table:table="0"/>
          <office:change-info>
            <dc:creator>Jun-I Wu</dc:creator>
            <dc:date>2021-11-08T10:17:24.80173108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4" table:table="0"/>
          <office:change-info>
            <dc:creator>Jun-I Wu</dc:creator>
            <dc:date>2021-11-08T10:17:24.801738349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5" table:table="0"/>
          <office:change-info>
            <dc:creator>Jun-I Wu</dc:creator>
            <dc:date>2021-11-08T10:17:24.801745473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6" table:table="0"/>
          <office:change-info>
            <dc:creator>Jun-I Wu</dc:creator>
            <dc:date>2021-11-08T10:17:24.801752527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7" table:table="0"/>
          <office:change-info>
            <dc:creator>Jun-I Wu</dc:creator>
            <dc:date>2021-11-08T10:17:24.801755809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8" table:table="0"/>
          <office:change-info>
            <dc:creator>Jun-I Wu</dc:creator>
            <dc:date>2021-11-08T10:17:24.801760628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9" table:table="0"/>
          <office:change-info>
            <dc:creator>Jun-I Wu</dc:creator>
            <dc:date>2021-11-08T10:17:24.801765447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10" table:table="0"/>
          <office:change-info>
            <dc:creator>Jun-I Wu</dc:creator>
            <dc:date>2021-11-08T10:17:24.801772222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11" table:table="0"/>
          <office:change-info>
            <dc:creator>Jun-I Wu</dc:creator>
            <dc:date>2021-11-08T10:17:24.801776482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12" table:table="0"/>
          <office:change-info>
            <dc:creator>Jun-I Wu</dc:creator>
            <dc:date>2021-11-08T10:17:24.801783048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13" table:table="0"/>
          <office:change-info>
            <dc:creator>Jun-I Wu</dc:creator>
            <dc:date>2021-11-08T10:17:24.801789613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14" table:table="0"/>
          <office:change-info>
            <dc:creator>Jun-I Wu</dc:creator>
            <dc:date>2021-11-08T10:17:24.801795759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5" table:table="0"/>
          <office:change-info>
            <dc:creator>Jun-I Wu</dc:creator>
            <dc:date>2021-11-08T10:17:24.801800578</dc:date>
          </office:change-info>
          <table:previous>
            <table:change-track-table-cell/>
          </table:previous>
        </table:cell-content-change>
        <table:cell-content-change table:id="ct40">
          <table:cell-address table:column="1" table:row="16" table:table="0"/>
          <office:change-info>
            <dc:creator>Jun-I Wu</dc:creator>
            <dc:date>2021-11-08T10:17:24.801805397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17" table:table="0"/>
          <office:change-info>
            <dc:creator>Jun-I Wu</dc:creator>
            <dc:date>2021-11-08T10:17:24.801810146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18" table:table="0"/>
          <office:change-info>
            <dc:creator>Jun-I Wu</dc:creator>
            <dc:date>2021-11-08T10:17:24.801814965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9" table:table="0"/>
          <office:change-info>
            <dc:creator>Jun-I Wu</dc:creator>
            <dc:date>2021-11-08T10:17:24.801821111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20" table:table="0"/>
          <office:change-info>
            <dc:creator>Jun-I Wu</dc:creator>
            <dc:date>2021-11-08T10:17:24.801827257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21" table:table="0"/>
          <office:change-info>
            <dc:creator>Jun-I Wu</dc:creator>
            <dc:date>2021-11-08T10:17:24.801833962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22" table:table="0"/>
          <office:change-info>
            <dc:creator>Jun-I Wu</dc:creator>
            <dc:date>2021-11-08T10:17:24.801839759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23" table:table="0"/>
          <office:change-info>
            <dc:creator>Jun-I Wu</dc:creator>
            <dc:date>2021-11-08T10:17:24.801844019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4" table:table="0"/>
          <office:change-info>
            <dc:creator>Jun-I Wu</dc:creator>
            <dc:date>2021-11-08T10:17:24.801852051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" table:table="0"/>
          <office:change-info>
            <dc:creator>Jun-I Wu</dc:creator>
            <dc:date>2021-11-08T10:17:24.801856311</dc:date>
          </office:change-info>
          <table:previous>
            <table:change-track-table-cell/>
          </table:previous>
        </table:cell-content-change>
        <table:cell-content-change table:id="ct50">
          <table:cell-address table:column="2" table:row="2" table:table="0"/>
          <office:change-info>
            <dc:creator>Jun-I Wu</dc:creator>
            <dc:date>2021-11-08T10:17:24.801861130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Jun-I Wu</dc:creator>
            <dc:date>2021-11-08T10:17:24.801867416</dc:date>
          </office:change-info>
          <table:previous>
            <table:change-track-table-cell/>
          </table:previous>
        </table:cell-content-change>
        <table:cell-content-change table:id="ct52">
          <table:cell-address table:column="2" table:row="4" table:table="0"/>
          <office:change-info>
            <dc:creator>Jun-I Wu</dc:creator>
            <dc:date>2021-11-08T10:17:24.801872654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5" table:table="0"/>
          <office:change-info>
            <dc:creator>Jun-I Wu</dc:creator>
            <dc:date>2021-11-08T10:17:24.801877823</dc:date>
          </office:change-info>
          <table:previous>
            <table:change-track-table-cell/>
          </table:previous>
        </table:cell-content-change>
        <table:cell-content-change table:id="ct54">
          <table:cell-address table:column="2" table:row="6" table:table="0"/>
          <office:change-info>
            <dc:creator>Jun-I Wu</dc:creator>
            <dc:date>2021-11-08T10:17:24.801882642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7" table:table="0"/>
          <office:change-info>
            <dc:creator>Jun-I Wu</dc:creator>
            <dc:date>2021-11-08T10:17:24.801888788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8" table:table="0"/>
          <office:change-info>
            <dc:creator>Jun-I Wu</dc:creator>
            <dc:date>2021-11-08T10:17:24.801893537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9" table:table="0"/>
          <office:change-info>
            <dc:creator>Jun-I Wu</dc:creator>
            <dc:date>2021-11-08T10:17:24.801899823</dc:date>
          </office:change-info>
          <table:previous>
            <table:change-track-table-cell/>
          </table:previous>
        </table:cell-content-change>
        <table:cell-content-change table:id="ct58">
          <table:cell-address table:column="2" table:row="10" table:table="0"/>
          <office:change-info>
            <dc:creator>Jun-I Wu</dc:creator>
            <dc:date>2021-11-08T10:17:24.801904642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1" table:table="0"/>
          <office:change-info>
            <dc:creator>Jun-I Wu</dc:creator>
            <dc:date>2021-11-08T10:17:24.801910299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2" table:table="0"/>
          <office:change-info>
            <dc:creator>Jun-I Wu</dc:creator>
            <dc:date>2021-11-08T10:17:24.801916934</dc:date>
          </office:change-info>
          <table:previous>
            <table:change-track-table-cell/>
          </table:previous>
        </table:cell-content-change>
        <table:cell-content-change table:id="ct61">
          <table:cell-address table:column="2" table:row="13" table:table="0"/>
          <office:change-info>
            <dc:creator>Jun-I Wu</dc:creator>
            <dc:date>2021-11-08T10:17:24.801921683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14" table:table="0"/>
          <office:change-info>
            <dc:creator>Jun-I Wu</dc:creator>
            <dc:date>2021-11-08T10:17:24.801925035</dc:date>
          </office:change-info>
          <table:previous>
            <table:change-track-table-cell/>
          </table:previous>
        </table:cell-content-change>
        <table:cell-content-change table:id="ct63">
          <table:cell-address table:column="2" table:row="15" table:table="0"/>
          <office:change-info>
            <dc:creator>Jun-I Wu</dc:creator>
            <dc:date>2021-11-08T10:17:24.801931321</dc:date>
          </office:change-info>
          <table:previous>
            <table:change-track-table-cell/>
          </table:previous>
        </table:cell-content-change>
        <table:cell-content-change table:id="ct64">
          <table:cell-address table:column="2" table:row="16" table:table="0"/>
          <office:change-info>
            <dc:creator>Jun-I Wu</dc:creator>
            <dc:date>2021-11-08T10:17:24.801936070</dc:date>
          </office:change-info>
          <table:previous>
            <table:change-track-table-cell/>
          </table:previous>
        </table:cell-content-change>
        <table:cell-content-change table:id="ct65">
          <table:cell-address table:column="2" table:row="17" table:table="0"/>
          <office:change-info>
            <dc:creator>Jun-I Wu</dc:creator>
            <dc:date>2021-11-08T10:17:24.801942216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8" table:table="0"/>
          <office:change-info>
            <dc:creator>Jun-I Wu</dc:creator>
            <dc:date>2021-11-08T10:17:24.801946966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9" table:table="0"/>
          <office:change-info>
            <dc:creator>Jun-I Wu</dc:creator>
            <dc:date>2021-11-08T10:17:24.801950318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20" table:table="0"/>
          <office:change-info>
            <dc:creator>Jun-I Wu</dc:creator>
            <dc:date>2021-11-08T10:17:24.801956953</dc:date>
          </office:change-info>
          <table:previous>
            <table:change-track-table-cell/>
          </table:previous>
        </table:cell-content-change>
        <table:cell-content-change table:id="ct69">
          <table:cell-address table:column="2" table:row="21" table:table="0"/>
          <office:change-info>
            <dc:creator>Jun-I Wu</dc:creator>
            <dc:date>2021-11-08T10:17:24.801961353</dc:date>
          </office:change-info>
          <table:previous>
            <table:change-track-table-cell/>
          </table:previous>
        </table:cell-content-change>
        <table:cell-content-change table:id="ct70">
          <table:cell-address table:column="2" table:row="22" table:table="0"/>
          <office:change-info>
            <dc:creator>Jun-I Wu</dc:creator>
            <dc:date>2021-11-08T10:17:24.801968058</dc:date>
          </office:change-info>
          <table:previous>
            <table:change-track-table-cell/>
          </table:previous>
        </table:cell-content-change>
        <table:cell-content-change table:id="ct71">
          <table:cell-address table:column="2" table:row="23" table:table="0"/>
          <office:change-info>
            <dc:creator>Jun-I Wu</dc:creator>
            <dc:date>2021-11-08T10:17:24.801972737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24" table:table="0"/>
          <office:change-info>
            <dc:creator>Jun-I Wu</dc:creator>
            <dc:date>2021-11-08T10:17:24.801977906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1" table:table="0"/>
          <office:change-info>
            <dc:creator>Jun-I Wu</dc:creator>
            <dc:date>2021-11-08T10:17:58.203094634</dc:date>
          </office:change-info>
          <table:previous table:id="ct1">
            <table:change-track-table-cell office:value-type="float" office:value="0"/>
          </table:previous>
        </table:cell-content-change>
        <table:cell-content-change table:id="ct74">
          <table:cell-address table:column="0" table:row="2" table:table="0"/>
          <office:change-info>
            <dc:creator>Jun-I Wu</dc:creator>
            <dc:date>2021-11-08T10:17:58.203102317</dc:date>
          </office:change-info>
          <table:previous table:id="ct2">
            <table:change-track-table-cell office:value-type="float" office:value="0"/>
          </table:previous>
        </table:cell-content-change>
        <table:cell-content-change table:id="ct75">
          <table:cell-address table:column="0" table:row="3" table:table="0"/>
          <office:change-info>
            <dc:creator>Jun-I Wu</dc:creator>
            <dc:date>2021-11-08T10:17:58.203108952</dc:date>
          </office:change-info>
          <table:previous table:id="ct3">
            <table:change-track-table-cell office:value-type="float" office:value="0"/>
          </table:previous>
        </table:cell-content-change>
        <table:cell-content-change table:id="ct76">
          <table:cell-address table:column="0" table:row="4" table:table="0"/>
          <office:change-info>
            <dc:creator>Jun-I Wu</dc:creator>
            <dc:date>2021-11-08T10:17:58.203117053</dc:date>
          </office:change-info>
          <table:previous table:id="ct4">
            <table:change-track-table-cell office:value-type="float" office:value="0.025"/>
          </table:previous>
        </table:cell-content-change>
        <table:cell-content-change table:id="ct77">
          <table:cell-address table:column="0" table:row="5" table:table="0"/>
          <office:change-info>
            <dc:creator>Jun-I Wu</dc:creator>
            <dc:date>2021-11-08T10:17:58.203123199</dc:date>
          </office:change-info>
          <table:previous table:id="ct5">
            <table:change-track-table-cell office:value-type="float" office:value="0.025"/>
          </table:previous>
        </table:cell-content-change>
        <table:cell-content-change table:id="ct78">
          <table:cell-address table:column="0" table:row="6" table:table="0"/>
          <office:change-info>
            <dc:creator>Jun-I Wu</dc:creator>
            <dc:date>2021-11-08T10:17:58.203129974</dc:date>
          </office:change-info>
          <table:previous table:id="ct6">
            <table:change-track-table-cell office:value-type="float" office:value="0.025"/>
          </table:previous>
        </table:cell-content-change>
        <table:cell-content-change table:id="ct79">
          <table:cell-address table:column="0" table:row="7" table:table="0"/>
          <office:change-info>
            <dc:creator>Jun-I Wu</dc:creator>
            <dc:date>2021-11-08T10:17:58.203137168</dc:date>
          </office:change-info>
          <table:previous table:id="ct7">
            <table:change-track-table-cell office:value-type="float" office:value="0.05"/>
          </table:previous>
        </table:cell-content-change>
        <table:cell-content-change table:id="ct80">
          <table:cell-address table:column="0" table:row="8" table:table="0"/>
          <office:change-info>
            <dc:creator>Jun-I Wu</dc:creator>
            <dc:date>2021-11-08T10:17:58.203143733</dc:date>
          </office:change-info>
          <table:previous table:id="ct8">
            <table:change-track-table-cell office:value-type="float" office:value="0.05"/>
          </table:previous>
        </table:cell-content-change>
        <table:cell-content-change table:id="ct81">
          <table:cell-address table:column="0" table:row="9" table:table="0"/>
          <office:change-info>
            <dc:creator>Jun-I Wu</dc:creator>
            <dc:date>2021-11-08T10:17:58.203149879</dc:date>
          </office:change-info>
          <table:previous table:id="ct9">
            <table:change-track-table-cell office:value-type="float" office:value="0.05"/>
          </table:previous>
        </table:cell-content-change>
        <table:cell-content-change table:id="ct82">
          <table:cell-address table:column="0" table:row="10" table:table="0"/>
          <office:change-info>
            <dc:creator>Jun-I Wu</dc:creator>
            <dc:date>2021-11-08T10:17:58.203156584</dc:date>
          </office:change-info>
          <table:previous table:id="ct10">
            <table:change-track-table-cell office:value-type="float" office:value="0.15"/>
          </table:previous>
        </table:cell-content-change>
        <table:cell-content-change table:id="ct83">
          <table:cell-address table:column="0" table:row="11" table:table="0"/>
          <office:change-info>
            <dc:creator>Jun-I Wu</dc:creator>
            <dc:date>2021-11-08T10:17:58.203162939</dc:date>
          </office:change-info>
          <table:previous table:id="ct11">
            <table:change-track-table-cell office:value-type="float" office:value="0.15"/>
          </table:previous>
        </table:cell-content-change>
        <table:cell-content-change table:id="ct84">
          <table:cell-address table:column="0" table:row="12" table:table="0"/>
          <office:change-info>
            <dc:creator>Jun-I Wu</dc:creator>
            <dc:date>2021-11-08T10:17:58.203169574</dc:date>
          </office:change-info>
          <table:previous table:id="ct12">
            <table:change-track-table-cell office:value-type="float" office:value="0.15"/>
          </table:previous>
        </table:cell-content-change>
        <table:cell-content-change table:id="ct85">
          <table:cell-address table:column="0" table:row="13" table:table="0"/>
          <office:change-info>
            <dc:creator>Jun-I Wu</dc:creator>
            <dc:date>2021-11-08T10:17:58.203175650</dc:date>
          </office:change-info>
          <table:previous table:id="ct13">
            <table:change-track-table-cell office:value-type="float" office:value="0.3"/>
          </table:previous>
        </table:cell-content-change>
        <table:cell-content-change table:id="ct86">
          <table:cell-address table:column="0" table:row="14" table:table="0"/>
          <office:change-info>
            <dc:creator>Jun-I Wu</dc:creator>
            <dc:date>2021-11-08T10:17:58.203182285</dc:date>
          </office:change-info>
          <table:previous table:id="ct14">
            <table:change-track-table-cell office:value-type="float" office:value="0.3"/>
          </table:previous>
        </table:cell-content-change>
        <table:cell-content-change table:id="ct87">
          <table:cell-address table:column="0" table:row="15" table:table="0"/>
          <office:change-info>
            <dc:creator>Jun-I Wu</dc:creator>
            <dc:date>2021-11-08T10:17:58.203188571</dc:date>
          </office:change-info>
          <table:previous table:id="ct15">
            <table:change-track-table-cell office:value-type="float" office:value="0.3"/>
          </table:previous>
        </table:cell-content-change>
        <table:cell-content-change table:id="ct88">
          <table:cell-address table:column="0" table:row="16" table:table="0"/>
          <office:change-info>
            <dc:creator>Jun-I Wu</dc:creator>
            <dc:date>2021-11-08T10:17:58.203195346</dc:date>
          </office:change-info>
          <table:previous table:id="ct16">
            <table:change-track-table-cell office:value-type="float" office:value="0.5"/>
          </table:previous>
        </table:cell-content-change>
        <table:cell-content-change table:id="ct89">
          <table:cell-address table:column="0" table:row="17" table:table="0"/>
          <office:change-info>
            <dc:creator>Jun-I Wu</dc:creator>
            <dc:date>2021-11-08T10:17:58.203201562</dc:date>
          </office:change-info>
          <table:previous table:id="ct17">
            <table:change-track-table-cell office:value-type="float" office:value="0.5"/>
          </table:previous>
        </table:cell-content-change>
        <table:cell-content-change table:id="ct90">
          <table:cell-address table:column="0" table:row="18" table:table="0"/>
          <office:change-info>
            <dc:creator>Jun-I Wu</dc:creator>
            <dc:date>2021-11-08T10:17:58.203208127</dc:date>
          </office:change-info>
          <table:previous table:id="ct18">
            <table:change-track-table-cell office:value-type="float" office:value="0.5"/>
          </table:previous>
        </table:cell-content-change>
        <table:cell-content-change table:id="ct91">
          <table:cell-address table:column="0" table:row="19" table:table="0"/>
          <office:change-info>
            <dc:creator>Jun-I Wu</dc:creator>
            <dc:date>2021-11-08T10:17:58.203214692</dc:date>
          </office:change-info>
          <table:previous table:id="ct19">
            <table:change-track-table-cell office:value-type="float" office:value="0.006"/>
          </table:previous>
        </table:cell-content-change>
        <table:cell-content-change table:id="ct92">
          <table:cell-address table:column="0" table:row="20" table:table="0"/>
          <office:change-info>
            <dc:creator>Jun-I Wu</dc:creator>
            <dc:date>2021-11-08T10:17:58.203220349</dc:date>
          </office:change-info>
          <table:previous table:id="ct20">
            <table:change-track-table-cell office:value-type="float" office:value="0.006"/>
          </table:previous>
        </table:cell-content-change>
        <table:cell-content-change table:id="ct93">
          <table:cell-address table:column="0" table:row="21" table:table="0"/>
          <office:change-info>
            <dc:creator>Jun-I Wu</dc:creator>
            <dc:date>2021-11-08T10:17:58.203226146</dc:date>
          </office:change-info>
          <table:previous table:id="ct21">
            <table:change-track-table-cell office:value-type="float" office:value="0.006"/>
          </table:previous>
        </table:cell-content-change>
        <table:cell-content-change table:id="ct94">
          <table:cell-address table:column="0" table:row="22" table:table="0"/>
          <office:change-info>
            <dc:creator>Jun-I Wu</dc:creator>
            <dc:date>2021-11-08T10:17:58.203232781</dc:date>
          </office:change-info>
          <table:previous table:id="ct22">
            <table:change-track-table-cell office:value-type="float" office:value="0.014"/>
          </table:previous>
        </table:cell-content-change>
        <table:cell-content-change table:id="ct95">
          <table:cell-address table:column="0" table:row="23" table:table="0"/>
          <office:change-info>
            <dc:creator>Jun-I Wu</dc:creator>
            <dc:date>2021-11-08T10:17:58.203237600</dc:date>
          </office:change-info>
          <table:previous table:id="ct23">
            <table:change-track-table-cell office:value-type="float" office:value="0.014"/>
          </table:previous>
        </table:cell-content-change>
        <table:cell-content-change table:id="ct96">
          <table:cell-address table:column="0" table:row="24" table:table="0"/>
          <office:change-info>
            <dc:creator>Jun-I Wu</dc:creator>
            <dc:date>2021-11-08T10:17:58.203243746</dc:date>
          </office:change-info>
          <table:previous table:id="ct24">
            <table:change-track-table-cell office:value-type="float" office:value="0.014"/>
          </table:previous>
        </table:cell-content-change>
        <table:cell-content-change table:id="ct97">
          <table:cell-address table:column="1" table:row="1" table:table="0"/>
          <office:change-info>
            <dc:creator>Jun-I Wu</dc:creator>
            <dc:date>2021-11-08T10:17:58.203250870</dc:date>
          </office:change-info>
          <table:previous table:id="ct25">
            <table:change-track-table-cell office:value-type="float" office:value="1"/>
          </table:previous>
        </table:cell-content-change>
        <table:cell-content-change table:id="ct98">
          <table:cell-address table:column="1" table:row="2" table:table="0"/>
          <office:change-info>
            <dc:creator>Jun-I Wu</dc:creator>
            <dc:date>2021-11-08T10:17:58.203256667</dc:date>
          </office:change-info>
          <table:previous table:id="ct26">
            <table:change-track-table-cell office:value-type="float" office:value="2"/>
          </table:previous>
        </table:cell-content-change>
        <table:cell-content-change table:id="ct99">
          <table:cell-address table:column="1" table:row="3" table:table="0"/>
          <office:change-info>
            <dc:creator>Jun-I Wu</dc:creator>
            <dc:date>2021-11-08T10:17:58.203261975</dc:date>
          </office:change-info>
          <table:previous table:id="ct27">
            <table:change-track-table-cell office:value-type="float" office:value="3"/>
          </table:previous>
        </table:cell-content-change>
        <table:cell-content-change table:id="ct100">
          <table:cell-address table:column="1" table:row="4" table:table="0"/>
          <office:change-info>
            <dc:creator>Jun-I Wu</dc:creator>
            <dc:date>2021-11-08T10:17:58.203267213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101">
          <table:cell-address table:column="1" table:row="5" table:table="0"/>
          <office:change-info>
            <dc:creator>Jun-I Wu</dc:creator>
            <dc:date>2021-11-08T10:17:58.203272870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102">
          <table:cell-address table:column="1" table:row="6" table:table="0"/>
          <office:change-info>
            <dc:creator>Jun-I Wu</dc:creator>
            <dc:date>2021-11-08T10:17:58.203278108</dc:date>
          </office:change-info>
          <table:previous table:id="ct30">
            <table:change-track-table-cell office:value-type="float" office:value="3"/>
          </table:previous>
        </table:cell-content-change>
        <table:cell-content-change table:id="ct103">
          <table:cell-address table:column="1" table:row="7" table:table="0"/>
          <office:change-info>
            <dc:creator>Jun-I Wu</dc:creator>
            <dc:date>2021-11-08T10:17:58.203283765</dc:date>
          </office:change-info>
          <table:previous table:id="ct31">
            <table:change-track-table-cell office:value-type="float" office:value="1"/>
          </table:previous>
        </table:cell-content-change>
        <table:cell-content-change table:id="ct104">
          <table:cell-address table:column="1" table:row="8" table:table="0"/>
          <office:change-info>
            <dc:creator>Jun-I Wu</dc:creator>
            <dc:date>2021-11-08T10:17:58.203289562</dc:date>
          </office:change-info>
          <table:previous table:id="ct32">
            <table:change-track-table-cell office:value-type="float" office:value="2"/>
          </table:previous>
        </table:cell-content-change>
        <table:cell-content-change table:id="ct105">
          <table:cell-address table:column="1" table:row="9" table:table="0"/>
          <office:change-info>
            <dc:creator>Jun-I Wu</dc:creator>
            <dc:date>2021-11-08T10:17:58.203296267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106">
          <table:cell-address table:column="1" table:row="10" table:table="0"/>
          <office:change-info>
            <dc:creator>Jun-I Wu</dc:creator>
            <dc:date>2021-11-08T10:17:58.203302902</dc:date>
          </office:change-info>
          <table:previous table:id="ct34">
            <table:change-track-table-cell office:value-type="float" office:value="1"/>
          </table:previous>
        </table:cell-content-change>
        <table:cell-content-change table:id="ct107">
          <table:cell-address table:column="1" table:row="11" table:table="0"/>
          <office:change-info>
            <dc:creator>Jun-I Wu</dc:creator>
            <dc:date>2021-11-08T10:17:58.203309537</dc:date>
          </office:change-info>
          <table:previous table:id="ct35">
            <table:change-track-table-cell office:value-type="float" office:value="2"/>
          </table:previous>
        </table:cell-content-change>
        <table:cell-content-change table:id="ct108">
          <table:cell-address table:column="1" table:row="12" table:table="0"/>
          <office:change-info>
            <dc:creator>Jun-I Wu</dc:creator>
            <dc:date>2021-11-08T10:17:58.203315753</dc:date>
          </office:change-info>
          <table:previous table:id="ct36">
            <table:change-track-table-cell office:value-type="float" office:value="3"/>
          </table:previous>
        </table:cell-content-change>
        <table:cell-content-change table:id="ct109">
          <table:cell-address table:column="1" table:row="13" table:table="0"/>
          <office:change-info>
            <dc:creator>Jun-I Wu</dc:creator>
            <dc:date>2021-11-08T10:17:58.203322457</dc:date>
          </office:change-info>
          <table:previous table:id="ct37">
            <table:change-track-table-cell office:value-type="float" office:value="1"/>
          </table:previous>
        </table:cell-content-change>
        <table:cell-content-change table:id="ct110">
          <table:cell-address table:column="1" table:row="14" table:table="0"/>
          <office:change-info>
            <dc:creator>Jun-I Wu</dc:creator>
            <dc:date>2021-11-08T10:17:58.203328743</dc:date>
          </office:change-info>
          <table:previous table:id="ct38">
            <table:change-track-table-cell office:value-type="float" office:value="2"/>
          </table:previous>
        </table:cell-content-change>
        <table:cell-content-change table:id="ct111">
          <table:cell-address table:column="1" table:row="15" table:table="0"/>
          <office:change-info>
            <dc:creator>Jun-I Wu</dc:creator>
            <dc:date>2021-11-08T10:17:58.203335308</dc:date>
          </office:change-info>
          <table:previous table:id="ct39">
            <table:change-track-table-cell office:value-type="float" office:value="3"/>
          </table:previous>
        </table:cell-content-change>
        <table:cell-content-change table:id="ct112">
          <table:cell-address table:column="1" table:row="16" table:table="0"/>
          <office:change-info>
            <dc:creator>Jun-I Wu</dc:creator>
            <dc:date>2021-11-08T10:17:58.203341943</dc:date>
          </office:change-info>
          <table:previous table:id="ct40">
            <table:change-track-table-cell office:value-type="float" office:value="1"/>
          </table:previous>
        </table:cell-content-change>
        <table:cell-content-change table:id="ct113">
          <table:cell-address table:column="1" table:row="17" table:table="0"/>
          <office:change-info>
            <dc:creator>Jun-I Wu</dc:creator>
            <dc:date>2021-11-08T10:17:58.203350115</dc:date>
          </office:change-info>
          <table:previous table:id="ct41">
            <table:change-track-table-cell office:value-type="float" office:value="2"/>
          </table:previous>
        </table:cell-content-change>
        <table:cell-content-change table:id="ct114">
          <table:cell-address table:column="1" table:row="18" table:table="0"/>
          <office:change-info>
            <dc:creator>Jun-I Wu</dc:creator>
            <dc:date>2021-11-08T10:17:58.203356400</dc:date>
          </office:change-info>
          <table:previous table:id="ct42">
            <table:change-track-table-cell office:value-type="float" office:value="3"/>
          </table:previous>
        </table:cell-content-change>
        <table:cell-content-change table:id="ct115">
          <table:cell-address table:column="1" table:row="19" table:table="0"/>
          <office:change-info>
            <dc:creator>Jun-I Wu</dc:creator>
            <dc:date>2021-11-08T10:17:58.203362127</dc:date>
          </office:change-info>
          <table:previous table:id="ct43">
            <table:change-track-table-cell office:value-type="float" office:value="1"/>
          </table:previous>
        </table:cell-content-change>
        <table:cell-content-change table:id="ct116">
          <table:cell-address table:column="1" table:row="20" table:table="0"/>
          <office:change-info>
            <dc:creator>Jun-I Wu</dc:creator>
            <dc:date>2021-11-08T10:17:58.203368204</dc:date>
          </office:change-info>
          <table:previous table:id="ct44">
            <table:change-track-table-cell office:value-type="float" office:value="2"/>
          </table:previous>
        </table:cell-content-change>
        <table:cell-content-change table:id="ct117">
          <table:cell-address table:column="1" table:row="21" table:table="0"/>
          <office:change-info>
            <dc:creator>Jun-I Wu</dc:creator>
            <dc:date>2021-11-08T10:17:58.203374419</dc:date>
          </office:change-info>
          <table:previous table:id="ct45">
            <table:change-track-table-cell office:value-type="float" office:value="3"/>
          </table:previous>
        </table:cell-content-change>
        <table:cell-content-change table:id="ct118">
          <table:cell-address table:column="1" table:row="22" table:table="0"/>
          <office:change-info>
            <dc:creator>Jun-I Wu</dc:creator>
            <dc:date>2021-11-08T10:17:58.203380566</dc:date>
          </office:change-info>
          <table:previous table:id="ct46">
            <table:change-track-table-cell office:value-type="float" office:value="1"/>
          </table:previous>
        </table:cell-content-change>
        <table:cell-content-change table:id="ct119">
          <table:cell-address table:column="1" table:row="23" table:table="0"/>
          <office:change-info>
            <dc:creator>Jun-I Wu</dc:creator>
            <dc:date>2021-11-08T10:17:58.203387410</dc:date>
          </office:change-info>
          <table:previous table:id="ct47">
            <table:change-track-table-cell office:value-type="float" office:value="2"/>
          </table:previous>
        </table:cell-content-change>
        <table:cell-content-change table:id="ct120">
          <table:cell-address table:column="1" table:row="24" table:table="0"/>
          <office:change-info>
            <dc:creator>Jun-I Wu</dc:creator>
            <dc:date>2021-11-08T10:17:58.203393626</dc:date>
          </office:change-info>
          <table:previous table:id="ct48">
            <table:change-track-table-cell office:value-type="float" office:value="3"/>
          </table:previous>
        </table:cell-content-change>
        <table:cell-content-change table:id="ct121">
          <table:cell-address table:column="2" table:row="1" table:table="0"/>
          <office:change-info>
            <dc:creator>Jun-I Wu</dc:creator>
            <dc:date>2021-11-08T10:17:58.203401588</dc:date>
          </office:change-info>
          <table:previous table:id="ct49">
            <table:change-track-table-cell office:value-type="float" office:value="0"/>
          </table:previous>
        </table:cell-content-change>
        <table:cell-content-change table:id="ct122">
          <table:cell-address table:column="2" table:row="2" table:table="0"/>
          <office:change-info>
            <dc:creator>Jun-I Wu</dc:creator>
            <dc:date>2021-11-08T10:17:58.203408293</dc:date>
          </office:change-info>
          <table:previous table:id="ct50">
            <table:change-track-table-cell office:value-type="float" office:value="0"/>
          </table:previous>
        </table:cell-content-change>
        <table:cell-content-change table:id="ct123">
          <table:cell-address table:column="2" table:row="3" table:table="0"/>
          <office:change-info>
            <dc:creator>Jun-I Wu</dc:creator>
            <dc:date>2021-11-08T10:17:58.203414997</dc:date>
          </office:change-info>
          <table:previous table:id="ct51">
            <table:change-track-table-cell office:value-type="float" office:value="0"/>
          </table:previous>
        </table:cell-content-change>
        <table:cell-content-change table:id="ct124">
          <table:cell-address table:column="2" table:row="4" table:table="0"/>
          <office:change-info>
            <dc:creator>Jun-I Wu</dc:creator>
            <dc:date>2021-11-08T10:17:58.203421283</dc:date>
          </office:change-info>
          <table:previous table:id="ct52">
            <table:change-track-table-cell office:value-type="float" office:value="0.719"/>
          </table:previous>
        </table:cell-content-change>
        <table:cell-content-change table:id="ct125">
          <table:cell-address table:column="2" table:row="5" table:table="0"/>
          <office:change-info>
            <dc:creator>Jun-I Wu</dc:creator>
            <dc:date>2021-11-08T10:17:58.203427429</dc:date>
          </office:change-info>
          <table:previous table:id="ct53">
            <table:change-track-table-cell office:value-type="float" office:value="0.875"/>
          </table:previous>
        </table:cell-content-change>
        <table:cell-content-change table:id="ct126">
          <table:cell-address table:column="2" table:row="6" table:table="0"/>
          <office:change-info>
            <dc:creator>Jun-I Wu</dc:creator>
            <dc:date>2021-11-08T10:17:58.203433924</dc:date>
          </office:change-info>
          <table:previous table:id="ct54">
            <table:change-track-table-cell office:value-type="float" office:value="0.844"/>
          </table:previous>
        </table:cell-content-change>
        <table:cell-content-change table:id="ct127">
          <table:cell-address table:column="2" table:row="7" table:table="0"/>
          <office:change-info>
            <dc:creator>Jun-I Wu</dc:creator>
            <dc:date>2021-11-08T10:17:58.203438744</dc:date>
          </office:change-info>
          <table:previous table:id="ct55">
            <table:change-track-table-cell office:value-type="float" office:value="0.906"/>
          </table:previous>
        </table:cell-content-change>
        <table:cell-content-change table:id="ct128">
          <table:cell-address table:column="2" table:row="8" table:table="0"/>
          <office:change-info>
            <dc:creator>Jun-I Wu</dc:creator>
            <dc:date>2021-11-08T10:17:58.203444052</dc:date>
          </office:change-info>
          <table:previous table:id="ct56">
            <table:change-track-table-cell office:value-type="float" office:value="1"/>
          </table:previous>
        </table:cell-content-change>
        <table:cell-content-change table:id="ct129">
          <table:cell-address table:column="2" table:row="9" table:table="0"/>
          <office:change-info>
            <dc:creator>Jun-I Wu</dc:creator>
            <dc:date>2021-11-08T10:17:58.203449848</dc:date>
          </office:change-info>
          <table:previous table:id="ct57">
            <table:change-track-table-cell office:value-type="float" office:value="1"/>
          </table:previous>
        </table:cell-content-change>
        <table:cell-content-change table:id="ct130">
          <table:cell-address table:column="2" table:row="10" table:table="0"/>
          <office:change-info>
            <dc:creator>Jun-I Wu</dc:creator>
            <dc:date>2021-11-08T10:17:58.203456064</dc:date>
          </office:change-info>
          <table:previous table:id="ct58">
            <table:change-track-table-cell office:value-type="float" office:value="1"/>
          </table:previous>
        </table:cell-content-change>
        <table:cell-content-change table:id="ct131">
          <table:cell-address table:column="2" table:row="11" table:table="0"/>
          <office:change-info>
            <dc:creator>Jun-I Wu</dc:creator>
            <dc:date>2021-11-08T10:17:58.203462210</dc:date>
          </office:change-info>
          <table:previous table:id="ct59">
            <table:change-track-table-cell office:value-type="float" office:value="1"/>
          </table:previous>
        </table:cell-content-change>
        <table:cell-content-change table:id="ct132">
          <table:cell-address table:column="2" table:row="12" table:table="0"/>
          <office:change-info>
            <dc:creator>Jun-I Wu</dc:creator>
            <dc:date>2021-11-08T10:17:58.203468775</dc:date>
          </office:change-info>
          <table:previous table:id="ct60">
            <table:change-track-table-cell office:value-type="float" office:value="1"/>
          </table:previous>
        </table:cell-content-change>
        <table:cell-content-change table:id="ct133">
          <table:cell-address table:column="2" table:row="13" table:table="0"/>
          <office:change-info>
            <dc:creator>Jun-I Wu</dc:creator>
            <dc:date>2021-11-08T10:17:58.203474921</dc:date>
          </office:change-info>
          <table:previous table:id="ct61">
            <table:change-track-table-cell office:value-type="float" office:value="1"/>
          </table:previous>
        </table:cell-content-change>
        <table:cell-content-change table:id="ct134">
          <table:cell-address table:column="2" table:row="14" table:table="0"/>
          <office:change-info>
            <dc:creator>Jun-I Wu</dc:creator>
            <dc:date>2021-11-08T10:17:58.203481137</dc:date>
          </office:change-info>
          <table:previous table:id="ct62">
            <table:change-track-table-cell office:value-type="float" office:value="1"/>
          </table:previous>
        </table:cell-content-change>
        <table:cell-content-change table:id="ct135">
          <table:cell-address table:column="2" table:row="15" table:table="0"/>
          <office:change-info>
            <dc:creator>Jun-I Wu</dc:creator>
            <dc:date>2021-11-08T10:17:58.203487353</dc:date>
          </office:change-info>
          <table:previous table:id="ct63">
            <table:change-track-table-cell office:value-type="float" office:value="1"/>
          </table:previous>
        </table:cell-content-change>
        <table:cell-content-change table:id="ct136">
          <table:cell-address table:column="2" table:row="16" table:table="0"/>
          <office:change-info>
            <dc:creator>Jun-I Wu</dc:creator>
            <dc:date>2021-11-08T10:17:58.203493918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37">
          <table:cell-address table:column="2" table:row="17" table:table="0"/>
          <office:change-info>
            <dc:creator>Jun-I Wu</dc:creator>
            <dc:date>2021-11-08T10:17:58.203500414</dc:date>
          </office:change-info>
          <table:previous table:id="ct65">
            <table:change-track-table-cell office:value-type="float" office:value="1"/>
          </table:previous>
        </table:cell-content-change>
        <table:cell-content-change table:id="ct138">
          <table:cell-address table:column="2" table:row="18" table:table="0"/>
          <office:change-info>
            <dc:creator>Jun-I Wu</dc:creator>
            <dc:date>2021-11-08T10:17:58.203505163</dc:date>
          </office:change-info>
          <table:previous table:id="ct66">
            <table:change-track-table-cell office:value-type="float" office:value="1"/>
          </table:previous>
        </table:cell-content-change>
        <table:cell-content-change table:id="ct139">
          <table:cell-address table:column="2" table:row="19" table:table="0"/>
          <office:change-info>
            <dc:creator>Jun-I Wu</dc:creator>
            <dc:date>2021-11-08T10:17:58.203511868</dc:date>
          </office:change-info>
          <table:previous table:id="ct67">
            <table:change-track-table-cell office:value-type="float" office:value="0.367"/>
          </table:previous>
        </table:cell-content-change>
        <table:cell-content-change table:id="ct140">
          <table:cell-address table:column="2" table:row="20" table:table="0"/>
          <office:change-info>
            <dc:creator>Jun-I Wu</dc:creator>
            <dc:date>2021-11-08T10:17:58.203518153</dc:date>
          </office:change-info>
          <table:previous table:id="ct68">
            <table:change-track-table-cell office:value-type="float" office:value="0.4"/>
          </table:previous>
        </table:cell-content-change>
        <table:cell-content-change table:id="ct141">
          <table:cell-address table:column="2" table:row="21" table:table="0"/>
          <office:change-info>
            <dc:creator>Jun-I Wu</dc:creator>
            <dc:date>2021-11-08T10:17:58.203524299</dc:date>
          </office:change-info>
          <table:previous table:id="ct69">
            <table:change-track-table-cell office:value-type="float" office:value="0.647"/>
          </table:previous>
        </table:cell-content-change>
        <table:cell-content-change table:id="ct142">
          <table:cell-address table:column="2" table:row="22" table:table="0"/>
          <office:change-info>
            <dc:creator>Jun-I Wu</dc:creator>
            <dc:date>2021-11-08T10:17:58.203530515</dc:date>
          </office:change-info>
          <table:previous table:id="ct70">
            <table:change-track-table-cell office:value-type="float" office:value="0.5"/>
          </table:previous>
        </table:cell-content-change>
        <table:cell-content-change table:id="ct143">
          <table:cell-address table:column="2" table:row="23" table:table="0"/>
          <office:change-info>
            <dc:creator>Jun-I Wu</dc:creator>
            <dc:date>2021-11-08T10:17:58.203537080</dc:date>
          </office:change-info>
          <table:previous table:id="ct71">
            <table:change-track-table-cell office:value-type="float" office:value="0.733"/>
          </table:previous>
        </table:cell-content-change>
        <table:cell-content-change table:id="ct144">
          <table:cell-address table:column="2" table:row="24" table:table="0"/>
          <office:change-info>
            <dc:creator>Jun-I Wu</dc:creator>
            <dc:date>2021-11-08T10:17:58.203543296</dc:date>
          </office:change-info>
          <table:previous table:id="ct72">
            <table:change-track-table-cell office:value-type="float" office:value="0.912"/>
          </table:previous>
        </table:cell-content-change>
        <table:cell-content-change table:id="ct145">
          <table:cell-address table:column="0" table:row="1" table:table="0"/>
          <office:change-info>
            <dc:creator>Jun-I Wu</dc:creator>
            <dc:date>2021-11-08T10:18:07.511223744</dc:date>
          </office:change-info>
          <table:previous table:id="ct73">
            <table:change-track-table-cell/>
          </table:previous>
        </table:cell-content-change>
        <table:cell-content-change table:id="ct146">
          <table:cell-address table:column="0" table:row="2" table:table="0"/>
          <office:change-info>
            <dc:creator>Jun-I Wu</dc:creator>
            <dc:date>2021-11-08T10:18:07.511240575</dc:date>
          </office:change-info>
          <table:previous table:id="ct74">
            <table:change-track-table-cell/>
          </table:previous>
        </table:cell-content-change>
        <table:cell-content-change table:id="ct147">
          <table:cell-address table:column="0" table:row="3" table:table="0"/>
          <office:change-info>
            <dc:creator>Jun-I Wu</dc:creator>
            <dc:date>2021-11-08T10:18:07.511247629</dc:date>
          </office:change-info>
          <table:previous table:id="ct75">
            <table:change-track-table-cell/>
          </table:previous>
        </table:cell-content-change>
        <table:cell-content-change table:id="ct148">
          <table:cell-address table:column="0" table:row="4" table:table="0"/>
          <office:change-info>
            <dc:creator>Jun-I Wu</dc:creator>
            <dc:date>2021-11-08T10:18:07.511256639</dc:date>
          </office:change-info>
          <table:previous table:id="ct76">
            <table:change-track-table-cell/>
          </table:previous>
        </table:cell-content-change>
        <table:cell-content-change table:id="ct149">
          <table:cell-address table:column="0" table:row="5" table:table="0"/>
          <office:change-info>
            <dc:creator>Jun-I Wu</dc:creator>
            <dc:date>2021-11-08T10:18:07.511263344</dc:date>
          </office:change-info>
          <table:previous table:id="ct77">
            <table:change-track-table-cell/>
          </table:previous>
        </table:cell-content-change>
        <table:cell-content-change table:id="ct150">
          <table:cell-address table:column="0" table:row="6" table:table="0"/>
          <office:change-info>
            <dc:creator>Jun-I Wu</dc:creator>
            <dc:date>2021-11-08T10:18:07.511269699</dc:date>
          </office:change-info>
          <table:previous table:id="ct78">
            <table:change-track-table-cell/>
          </table:previous>
        </table:cell-content-change>
        <table:cell-content-change table:id="ct151">
          <table:cell-address table:column="0" table:row="7" table:table="0"/>
          <office:change-info>
            <dc:creator>Jun-I Wu</dc:creator>
            <dc:date>2021-11-08T10:18:07.511276334</dc:date>
          </office:change-info>
          <table:previous table:id="ct79">
            <table:change-track-table-cell/>
          </table:previous>
        </table:cell-content-change>
        <table:cell-content-change table:id="ct152">
          <table:cell-address table:column="0" table:row="8" table:table="0"/>
          <office:change-info>
            <dc:creator>Jun-I Wu</dc:creator>
            <dc:date>2021-11-08T10:18:07.511282899</dc:date>
          </office:change-info>
          <table:previous table:id="ct80">
            <table:change-track-table-cell/>
          </table:previous>
        </table:cell-content-change>
        <table:cell-content-change table:id="ct153">
          <table:cell-address table:column="0" table:row="9" table:table="0"/>
          <office:change-info>
            <dc:creator>Jun-I Wu</dc:creator>
            <dc:date>2021-11-08T10:18:07.511289604</dc:date>
          </office:change-info>
          <table:previous table:id="ct81">
            <table:change-track-table-cell/>
          </table:previous>
        </table:cell-content-change>
        <table:cell-content-change table:id="ct154">
          <table:cell-address table:column="0" table:row="10" table:table="0"/>
          <office:change-info>
            <dc:creator>Jun-I Wu</dc:creator>
            <dc:date>2021-11-08T10:18:07.511296309</dc:date>
          </office:change-info>
          <table:previous table:id="ct82">
            <table:change-track-table-cell/>
          </table:previous>
        </table:cell-content-change>
        <table:cell-content-change table:id="ct155">
          <table:cell-address table:column="0" table:row="11" table:table="0"/>
          <office:change-info>
            <dc:creator>Jun-I Wu</dc:creator>
            <dc:date>2021-11-08T10:18:07.511302595</dc:date>
          </office:change-info>
          <table:previous table:id="ct83">
            <table:change-track-table-cell/>
          </table:previous>
        </table:cell-content-change>
        <table:cell-content-change table:id="ct156">
          <table:cell-address table:column="0" table:row="12" table:table="0"/>
          <office:change-info>
            <dc:creator>Jun-I Wu</dc:creator>
            <dc:date>2021-11-08T10:18:07.511309230</dc:date>
          </office:change-info>
          <table:previous table:id="ct84">
            <table:change-track-table-cell/>
          </table:previous>
        </table:cell-content-change>
        <table:cell-content-change table:id="ct157">
          <table:cell-address table:column="0" table:row="13" table:table="0"/>
          <office:change-info>
            <dc:creator>Jun-I Wu</dc:creator>
            <dc:date>2021-11-08T10:18:07.511315725</dc:date>
          </office:change-info>
          <table:previous table:id="ct85">
            <table:change-track-table-cell/>
          </table:previous>
        </table:cell-content-change>
        <table:cell-content-change table:id="ct158">
          <table:cell-address table:column="0" table:row="14" table:table="0"/>
          <office:change-info>
            <dc:creator>Jun-I Wu</dc:creator>
            <dc:date>2021-11-08T10:18:07.511322011</dc:date>
          </office:change-info>
          <table:previous table:id="ct86">
            <table:change-track-table-cell/>
          </table:previous>
        </table:cell-content-change>
        <table:cell-content-change table:id="ct159">
          <table:cell-address table:column="0" table:row="15" table:table="0"/>
          <office:change-info>
            <dc:creator>Jun-I Wu</dc:creator>
            <dc:date>2021-11-08T10:18:07.511328785</dc:date>
          </office:change-info>
          <table:previous table:id="ct87">
            <table:change-track-table-cell/>
          </table:previous>
        </table:cell-content-change>
        <table:cell-content-change table:id="ct160">
          <table:cell-address table:column="0" table:row="16" table:table="0"/>
          <office:change-info>
            <dc:creator>Jun-I Wu</dc:creator>
            <dc:date>2021-11-08T10:18:07.511335071</dc:date>
          </office:change-info>
          <table:previous table:id="ct88">
            <table:change-track-table-cell/>
          </table:previous>
        </table:cell-content-change>
        <table:cell-content-change table:id="ct161">
          <table:cell-address table:column="0" table:row="17" table:table="0"/>
          <office:change-info>
            <dc:creator>Jun-I Wu</dc:creator>
            <dc:date>2021-11-08T10:18:07.511341636</dc:date>
          </office:change-info>
          <table:previous table:id="ct89">
            <table:change-track-table-cell/>
          </table:previous>
        </table:cell-content-change>
        <table:cell-content-change table:id="ct162">
          <table:cell-address table:column="0" table:row="18" table:table="0"/>
          <office:change-info>
            <dc:creator>Jun-I Wu</dc:creator>
            <dc:date>2021-11-08T10:18:07.511348201</dc:date>
          </office:change-info>
          <table:previous table:id="ct90">
            <table:change-track-table-cell/>
          </table:previous>
        </table:cell-content-change>
        <table:cell-content-change table:id="ct163">
          <table:cell-address table:column="0" table:row="19" table:table="0"/>
          <office:change-info>
            <dc:creator>Jun-I Wu</dc:creator>
            <dc:date>2021-11-08T10:18:07.511355255</dc:date>
          </office:change-info>
          <table:previous table:id="ct91">
            <table:change-track-table-cell/>
          </table:previous>
        </table:cell-content-change>
        <table:cell-content-change table:id="ct164">
          <table:cell-address table:column="0" table:row="20" table:table="0"/>
          <office:change-info>
            <dc:creator>Jun-I Wu</dc:creator>
            <dc:date>2021-11-08T10:18:07.511361471</dc:date>
          </office:change-info>
          <table:previous table:id="ct92">
            <table:change-track-table-cell/>
          </table:previous>
        </table:cell-content-change>
        <table:cell-content-change table:id="ct165">
          <table:cell-address table:column="0" table:row="21" table:table="0"/>
          <office:change-info>
            <dc:creator>Jun-I Wu</dc:creator>
            <dc:date>2021-11-08T10:18:07.511368176</dc:date>
          </office:change-info>
          <table:previous table:id="ct93">
            <table:change-track-table-cell/>
          </table:previous>
        </table:cell-content-change>
        <table:cell-content-change table:id="ct166">
          <table:cell-address table:column="0" table:row="22" table:table="0"/>
          <office:change-info>
            <dc:creator>Jun-I Wu</dc:creator>
            <dc:date>2021-11-08T10:18:07.511374741</dc:date>
          </office:change-info>
          <table:previous table:id="ct94">
            <table:change-track-table-cell/>
          </table:previous>
        </table:cell-content-change>
        <table:cell-content-change table:id="ct167">
          <table:cell-address table:column="0" table:row="23" table:table="0"/>
          <office:change-info>
            <dc:creator>Jun-I Wu</dc:creator>
            <dc:date>2021-11-08T10:18:07.511381306</dc:date>
          </office:change-info>
          <table:previous table:id="ct95">
            <table:change-track-table-cell/>
          </table:previous>
        </table:cell-content-change>
        <table:cell-content-change table:id="ct168">
          <table:cell-address table:column="0" table:row="24" table:table="0"/>
          <office:change-info>
            <dc:creator>Jun-I Wu</dc:creator>
            <dc:date>2021-11-08T10:18:07.511387871</dc:date>
          </office:change-info>
          <table:previous table:id="ct96">
            <table:change-track-table-cell/>
          </table:previous>
        </table:cell-content-change>
        <table:cell-content-change table:id="ct169">
          <table:cell-address table:column="1" table:row="1" table:table="0"/>
          <office:change-info>
            <dc:creator>Jun-I Wu</dc:creator>
            <dc:date>2021-11-08T10:18:07.511394157</dc:date>
          </office:change-info>
          <table:previous table:id="ct97">
            <table:change-track-table-cell/>
          </table:previous>
        </table:cell-content-change>
        <table:cell-content-change table:id="ct170">
          <table:cell-address table:column="1" table:row="2" table:table="0"/>
          <office:change-info>
            <dc:creator>Jun-I Wu</dc:creator>
            <dc:date>2021-11-08T10:18:07.511400932</dc:date>
          </office:change-info>
          <table:previous table:id="ct98">
            <table:change-track-table-cell/>
          </table:previous>
        </table:cell-content-change>
        <table:cell-content-change table:id="ct171">
          <table:cell-address table:column="1" table:row="3" table:table="0"/>
          <office:change-info>
            <dc:creator>Jun-I Wu</dc:creator>
            <dc:date>2021-11-08T10:18:07.511407567</dc:date>
          </office:change-info>
          <table:previous table:id="ct99">
            <table:change-track-table-cell/>
          </table:previous>
        </table:cell-content-change>
        <table:cell-content-change table:id="ct172">
          <table:cell-address table:column="1" table:row="4" table:table="0"/>
          <office:change-info>
            <dc:creator>Jun-I Wu</dc:creator>
            <dc:date>2021-11-08T10:18:07.511414201</dc:date>
          </office:change-info>
          <table:previous table:id="ct100">
            <table:change-track-table-cell/>
          </table:previous>
        </table:cell-content-change>
        <table:cell-content-change table:id="ct173">
          <table:cell-address table:column="1" table:row="5" table:table="0"/>
          <office:change-info>
            <dc:creator>Jun-I Wu</dc:creator>
            <dc:date>2021-11-08T10:18:07.511420767</dc:date>
          </office:change-info>
          <table:previous table:id="ct101">
            <table:change-track-table-cell/>
          </table:previous>
        </table:cell-content-change>
        <table:cell-content-change table:id="ct174">
          <table:cell-address table:column="1" table:row="6" table:table="0"/>
          <office:change-info>
            <dc:creator>Jun-I Wu</dc:creator>
            <dc:date>2021-11-08T10:18:07.511427541</dc:date>
          </office:change-info>
          <table:previous table:id="ct102">
            <table:change-track-table-cell/>
          </table:previous>
        </table:cell-content-change>
        <table:cell-content-change table:id="ct175">
          <table:cell-address table:column="1" table:row="7" table:table="0"/>
          <office:change-info>
            <dc:creator>Jun-I Wu</dc:creator>
            <dc:date>2021-11-08T10:18:07.511452265</dc:date>
          </office:change-info>
          <table:previous table:id="ct103">
            <table:change-track-table-cell/>
          </table:previous>
        </table:cell-content-change>
        <table:cell-content-change table:id="ct176">
          <table:cell-address table:column="1" table:row="8" table:table="0"/>
          <office:change-info>
            <dc:creator>Jun-I Wu</dc:creator>
            <dc:date>2021-11-08T10:18:07.511461484</dc:date>
          </office:change-info>
          <table:previous table:id="ct104">
            <table:change-track-table-cell/>
          </table:previous>
        </table:cell-content-change>
        <table:cell-content-change table:id="ct177">
          <table:cell-address table:column="1" table:row="9" table:table="0"/>
          <office:change-info>
            <dc:creator>Jun-I Wu</dc:creator>
            <dc:date>2021-11-08T10:18:07.511468119</dc:date>
          </office:change-info>
          <table:previous table:id="ct105">
            <table:change-track-table-cell/>
          </table:previous>
        </table:cell-content-change>
        <table:cell-content-change table:id="ct178">
          <table:cell-address table:column="1" table:row="10" table:table="0"/>
          <office:change-info>
            <dc:creator>Jun-I Wu</dc:creator>
            <dc:date>2021-11-08T10:18:07.511474754</dc:date>
          </office:change-info>
          <table:previous table:id="ct106">
            <table:change-track-table-cell/>
          </table:previous>
        </table:cell-content-change>
        <table:cell-content-change table:id="ct179">
          <table:cell-address table:column="1" table:row="11" table:table="0"/>
          <office:change-info>
            <dc:creator>Jun-I Wu</dc:creator>
            <dc:date>2021-11-08T10:18:07.511481389</dc:date>
          </office:change-info>
          <table:previous table:id="ct107">
            <table:change-track-table-cell/>
          </table:previous>
        </table:cell-content-change>
        <table:cell-content-change table:id="ct180">
          <table:cell-address table:column="1" table:row="12" table:table="0"/>
          <office:change-info>
            <dc:creator>Jun-I Wu</dc:creator>
            <dc:date>2021-11-08T10:18:07.511487605</dc:date>
          </office:change-info>
          <table:previous table:id="ct108">
            <table:change-track-table-cell/>
          </table:previous>
        </table:cell-content-change>
        <table:cell-content-change table:id="ct181">
          <table:cell-address table:column="1" table:row="13" table:table="0"/>
          <office:change-info>
            <dc:creator>Jun-I Wu</dc:creator>
            <dc:date>2021-11-08T10:18:07.511494380</dc:date>
          </office:change-info>
          <table:previous table:id="ct109">
            <table:change-track-table-cell/>
          </table:previous>
        </table:cell-content-change>
        <table:cell-content-change table:id="ct182">
          <table:cell-address table:column="1" table:row="14" table:table="0"/>
          <office:change-info>
            <dc:creator>Jun-I Wu</dc:creator>
            <dc:date>2021-11-08T10:18:07.511501015</dc:date>
          </office:change-info>
          <table:previous table:id="ct110">
            <table:change-track-table-cell/>
          </table:previous>
        </table:cell-content-change>
        <table:cell-content-change table:id="ct183">
          <table:cell-address table:column="1" table:row="15" table:table="0"/>
          <office:change-info>
            <dc:creator>Jun-I Wu</dc:creator>
            <dc:date>2021-11-08T10:18:07.511507161</dc:date>
          </office:change-info>
          <table:previous table:id="ct111">
            <table:change-track-table-cell/>
          </table:previous>
        </table:cell-content-change>
        <table:cell-content-change table:id="ct184">
          <table:cell-address table:column="1" table:row="16" table:table="0"/>
          <office:change-info>
            <dc:creator>Jun-I Wu</dc:creator>
            <dc:date>2021-11-08T10:18:07.511513796</dc:date>
          </office:change-info>
          <table:previous table:id="ct112">
            <table:change-track-table-cell/>
          </table:previous>
        </table:cell-content-change>
        <table:cell-content-change table:id="ct185">
          <table:cell-address table:column="1" table:row="17" table:table="0"/>
          <office:change-info>
            <dc:creator>Jun-I Wu</dc:creator>
            <dc:date>2021-11-08T10:18:07.511520500</dc:date>
          </office:change-info>
          <table:previous table:id="ct113">
            <table:change-track-table-cell/>
          </table:previous>
        </table:cell-content-change>
        <table:cell-content-change table:id="ct186">
          <table:cell-address table:column="1" table:row="18" table:table="0"/>
          <office:change-info>
            <dc:creator>Jun-I Wu</dc:creator>
            <dc:date>2021-11-08T10:18:07.511526856</dc:date>
          </office:change-info>
          <table:previous table:id="ct114">
            <table:change-track-table-cell/>
          </table:previous>
        </table:cell-content-change>
        <table:cell-content-change table:id="ct187">
          <table:cell-address table:column="1" table:row="19" table:table="0"/>
          <office:change-info>
            <dc:creator>Jun-I Wu</dc:creator>
            <dc:date>2021-11-08T10:18:07.511533421</dc:date>
          </office:change-info>
          <table:previous table:id="ct115">
            <table:change-track-table-cell/>
          </table:previous>
        </table:cell-content-change>
        <table:cell-content-change table:id="ct188">
          <table:cell-address table:column="1" table:row="20" table:table="0"/>
          <office:change-info>
            <dc:creator>Jun-I Wu</dc:creator>
            <dc:date>2021-11-08T10:18:07.511540056</dc:date>
          </office:change-info>
          <table:previous table:id="ct116">
            <table:change-track-table-cell/>
          </table:previous>
        </table:cell-content-change>
        <table:cell-content-change table:id="ct189">
          <table:cell-address table:column="1" table:row="21" table:table="0"/>
          <office:change-info>
            <dc:creator>Jun-I Wu</dc:creator>
            <dc:date>2021-11-08T10:18:07.511546761</dc:date>
          </office:change-info>
          <table:previous table:id="ct117">
            <table:change-track-table-cell/>
          </table:previous>
        </table:cell-content-change>
        <table:cell-content-change table:id="ct190">
          <table:cell-address table:column="1" table:row="22" table:table="0"/>
          <office:change-info>
            <dc:creator>Jun-I Wu</dc:creator>
            <dc:date>2021-11-08T10:18:07.511553466</dc:date>
          </office:change-info>
          <table:previous table:id="ct118">
            <table:change-track-table-cell/>
          </table:previous>
        </table:cell-content-change>
        <table:cell-content-change table:id="ct191">
          <table:cell-address table:column="1" table:row="23" table:table="0"/>
          <office:change-info>
            <dc:creator>Jun-I Wu</dc:creator>
            <dc:date>2021-11-08T10:18:07.511559751</dc:date>
          </office:change-info>
          <table:previous table:id="ct119">
            <table:change-track-table-cell/>
          </table:previous>
        </table:cell-content-change>
        <table:cell-content-change table:id="ct192">
          <table:cell-address table:column="1" table:row="24" table:table="0"/>
          <office:change-info>
            <dc:creator>Jun-I Wu</dc:creator>
            <dc:date>2021-11-08T10:18:07.511566316</dc:date>
          </office:change-info>
          <table:previous table:id="ct120">
            <table:change-track-table-cell/>
          </table:previous>
        </table:cell-content-change>
        <table:cell-content-change table:id="ct193">
          <table:cell-address table:column="2" table:row="1" table:table="0"/>
          <office:change-info>
            <dc:creator>Jun-I Wu</dc:creator>
            <dc:date>2021-11-08T10:18:07.511572882</dc:date>
          </office:change-info>
          <table:previous table:id="ct121">
            <table:change-track-table-cell/>
          </table:previous>
        </table:cell-content-change>
        <table:cell-content-change table:id="ct194">
          <table:cell-address table:column="2" table:row="2" table:table="0"/>
          <office:change-info>
            <dc:creator>Jun-I Wu</dc:creator>
            <dc:date>2021-11-08T10:18:07.511579656</dc:date>
          </office:change-info>
          <table:previous table:id="ct122">
            <table:change-track-table-cell/>
          </table:previous>
        </table:cell-content-change>
        <table:cell-content-change table:id="ct195">
          <table:cell-address table:column="2" table:row="3" table:table="0"/>
          <office:change-info>
            <dc:creator>Jun-I Wu</dc:creator>
            <dc:date>2021-11-08T10:18:07.511585942</dc:date>
          </office:change-info>
          <table:previous table:id="ct123">
            <table:change-track-table-cell/>
          </table:previous>
        </table:cell-content-change>
        <table:cell-content-change table:id="ct196">
          <table:cell-address table:column="2" table:row="4" table:table="0"/>
          <office:change-info>
            <dc:creator>Jun-I Wu</dc:creator>
            <dc:date>2021-11-08T10:18:07.511592647</dc:date>
          </office:change-info>
          <table:previous table:id="ct124">
            <table:change-track-table-cell/>
          </table:previous>
        </table:cell-content-change>
        <table:cell-content-change table:id="ct197">
          <table:cell-address table:column="2" table:row="5" table:table="0"/>
          <office:change-info>
            <dc:creator>Jun-I Wu</dc:creator>
            <dc:date>2021-11-08T10:18:07.511598723</dc:date>
          </office:change-info>
          <table:previous table:id="ct125">
            <table:change-track-table-cell/>
          </table:previous>
        </table:cell-content-change>
        <table:cell-content-change table:id="ct198">
          <table:cell-address table:column="2" table:row="6" table:table="0"/>
          <office:change-info>
            <dc:creator>Jun-I Wu</dc:creator>
            <dc:date>2021-11-08T10:18:07.511605288</dc:date>
          </office:change-info>
          <table:previous table:id="ct126">
            <table:change-track-table-cell/>
          </table:previous>
        </table:cell-content-change>
        <table:cell-content-change table:id="ct199">
          <table:cell-address table:column="2" table:row="7" table:table="0"/>
          <office:change-info>
            <dc:creator>Jun-I Wu</dc:creator>
            <dc:date>2021-11-08T10:18:07.511611923</dc:date>
          </office:change-info>
          <table:previous table:id="ct127">
            <table:change-track-table-cell/>
          </table:previous>
        </table:cell-content-change>
        <table:cell-content-change table:id="ct200">
          <table:cell-address table:column="2" table:row="8" table:table="0"/>
          <office:change-info>
            <dc:creator>Jun-I Wu</dc:creator>
            <dc:date>2021-11-08T10:18:07.511618628</dc:date>
          </office:change-info>
          <table:previous table:id="ct128">
            <table:change-track-table-cell/>
          </table:previous>
        </table:cell-content-change>
        <table:cell-content-change table:id="ct201">
          <table:cell-address table:column="2" table:row="9" table:table="0"/>
          <office:change-info>
            <dc:creator>Jun-I Wu</dc:creator>
            <dc:date>2021-11-08T10:18:07.511625333</dc:date>
          </office:change-info>
          <table:previous table:id="ct129">
            <table:change-track-table-cell/>
          </table:previous>
        </table:cell-content-change>
        <table:cell-content-change table:id="ct202">
          <table:cell-address table:column="2" table:row="10" table:table="0"/>
          <office:change-info>
            <dc:creator>Jun-I Wu</dc:creator>
            <dc:date>2021-11-08T10:18:07.511631898</dc:date>
          </office:change-info>
          <table:previous table:id="ct130">
            <table:change-track-table-cell/>
          </table:previous>
        </table:cell-content-change>
        <table:cell-content-change table:id="ct203">
          <table:cell-address table:column="2" table:row="11" table:table="0"/>
          <office:change-info>
            <dc:creator>Jun-I Wu</dc:creator>
            <dc:date>2021-11-08T10:18:07.511638393</dc:date>
          </office:change-info>
          <table:previous table:id="ct131">
            <table:change-track-table-cell/>
          </table:previous>
        </table:cell-content-change>
        <table:cell-content-change table:id="ct204">
          <table:cell-address table:column="2" table:row="12" table:table="0"/>
          <office:change-info>
            <dc:creator>Jun-I Wu</dc:creator>
            <dc:date>2021-11-08T10:18:07.511645028</dc:date>
          </office:change-info>
          <table:previous table:id="ct132">
            <table:change-track-table-cell/>
          </table:previous>
        </table:cell-content-change>
        <table:cell-content-change table:id="ct205">
          <table:cell-address table:column="2" table:row="13" table:table="0"/>
          <office:change-info>
            <dc:creator>Jun-I Wu</dc:creator>
            <dc:date>2021-11-08T10:18:07.511651314</dc:date>
          </office:change-info>
          <table:previous table:id="ct133">
            <table:change-track-table-cell/>
          </table:previous>
        </table:cell-content-change>
        <table:cell-content-change table:id="ct206">
          <table:cell-address table:column="2" table:row="14" table:table="0"/>
          <office:change-info>
            <dc:creator>Jun-I Wu</dc:creator>
            <dc:date>2021-11-08T10:18:07.511658088</dc:date>
          </office:change-info>
          <table:previous table:id="ct134">
            <table:change-track-table-cell/>
          </table:previous>
        </table:cell-content-change>
        <table:cell-content-change table:id="ct207">
          <table:cell-address table:column="2" table:row="15" table:table="0"/>
          <office:change-info>
            <dc:creator>Jun-I Wu</dc:creator>
            <dc:date>2021-11-08T10:18:07.511664723</dc:date>
          </office:change-info>
          <table:previous table:id="ct135">
            <table:change-track-table-cell/>
          </table:previous>
        </table:cell-content-change>
        <table:cell-content-change table:id="ct208">
          <table:cell-address table:column="2" table:row="16" table:table="0"/>
          <office:change-info>
            <dc:creator>Jun-I Wu</dc:creator>
            <dc:date>2021-11-08T10:18:07.511671288</dc:date>
          </office:change-info>
          <table:previous table:id="ct136">
            <table:change-track-table-cell/>
          </table:previous>
        </table:cell-content-change>
        <table:cell-content-change table:id="ct209">
          <table:cell-address table:column="2" table:row="17" table:table="0"/>
          <office:change-info>
            <dc:creator>Jun-I Wu</dc:creator>
            <dc:date>2021-11-08T10:18:07.511677923</dc:date>
          </office:change-info>
          <table:previous table:id="ct137">
            <table:change-track-table-cell/>
          </table:previous>
        </table:cell-content-change>
        <table:cell-content-change table:id="ct210">
          <table:cell-address table:column="2" table:row="18" table:table="0"/>
          <office:change-info>
            <dc:creator>Jun-I Wu</dc:creator>
            <dc:date>2021-11-08T10:18:07.511684209</dc:date>
          </office:change-info>
          <table:previous table:id="ct138">
            <table:change-track-table-cell/>
          </table:previous>
        </table:cell-content-change>
        <table:cell-content-change table:id="ct211">
          <table:cell-address table:column="2" table:row="19" table:table="0"/>
          <office:change-info>
            <dc:creator>Jun-I Wu</dc:creator>
            <dc:date>2021-11-08T10:18:07.511690914</dc:date>
          </office:change-info>
          <table:previous table:id="ct139">
            <table:change-track-table-cell/>
          </table:previous>
        </table:cell-content-change>
        <table:cell-content-change table:id="ct212">
          <table:cell-address table:column="2" table:row="20" table:table="0"/>
          <office:change-info>
            <dc:creator>Jun-I Wu</dc:creator>
            <dc:date>2021-11-08T10:18:07.511697130</dc:date>
          </office:change-info>
          <table:previous table:id="ct140">
            <table:change-track-table-cell/>
          </table:previous>
        </table:cell-content-change>
        <table:cell-content-change table:id="ct213">
          <table:cell-address table:column="2" table:row="21" table:table="0"/>
          <office:change-info>
            <dc:creator>Jun-I Wu</dc:creator>
            <dc:date>2021-11-08T10:18:07.511703765</dc:date>
          </office:change-info>
          <table:previous table:id="ct141">
            <table:change-track-table-cell/>
          </table:previous>
        </table:cell-content-change>
        <table:cell-content-change table:id="ct214">
          <table:cell-address table:column="2" table:row="22" table:table="0"/>
          <office:change-info>
            <dc:creator>Jun-I Wu</dc:creator>
            <dc:date>2021-11-08T10:18:07.511710400</dc:date>
          </office:change-info>
          <table:previous table:id="ct142">
            <table:change-track-table-cell/>
          </table:previous>
        </table:cell-content-change>
        <table:cell-content-change table:id="ct215">
          <table:cell-address table:column="2" table:row="23" table:table="0"/>
          <office:change-info>
            <dc:creator>Jun-I Wu</dc:creator>
            <dc:date>2021-11-08T10:18:07.511716685</dc:date>
          </office:change-info>
          <table:previous table:id="ct143">
            <table:change-track-table-cell/>
          </table:previous>
        </table:cell-content-change>
        <table:cell-content-change table:id="ct216">
          <table:cell-address table:column="2" table:row="24" table:table="0"/>
          <office:change-info>
            <dc:creator>Jun-I Wu</dc:creator>
            <dc:date>2021-11-08T10:18:07.511723390</dc:date>
          </office:change-info>
          <table:previous table:id="ct144">
            <table:change-track-table-cell/>
          </table:previous>
        </table:cell-content-change>
        <table:deletion table:id="ct217" table:type="column" table:position="1" table:table="1">
          <office:change-info>
            <dc:creator>Jun-I Wu</dc:creator>
            <dc:date>2021-11-08T10:18:38.630600068</dc:date>
          </office:change-info>
          <table:deletions>
            <table:cell-content-deletion>
              <table:cell-address table:column="1" table:row="1" table:table="1"/>
              <table:change-track-table-cell office:value-type="float" office:value="10"/>
            </table:cell-content-deletion>
            <table:cell-content-deletion>
              <table:cell-address table:column="1" table:row="0" table:table="1"/>
              <table:change-track-table-cell office:value-type="string">
                <text:p>lob</text:p>
              </table:change-track-table-cell>
            </table:cell-content-deletion>
          </table:deletions>
        </table:deletion>
      </table:tracked-changes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0" table:default-cell-style-name="Default"/>
        <table:table-row table:style-name="ro1">
          <table:table-cell table:style-name="ce7" office:value-type="string" calcext:value-type="string">
            <text:p>concentration</text:p>
          </table:table-cell>
          <table:table-cell table:style-name="ce7" office:value-type="string" calcext:value-type="string">
            <office:annotation draw:style-name="gr1" draw:text-style-name="P2" svg:width="2.899cm" svg:height="1.799cm" svg:x="5.184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ce7" office:value-type="string" calcext:value-type="string">
            <office:annotation draw:style-name="gr1" draw:text-style-name="P2" svg:width="2.899cm" svg:height="1.799cm" svg:x="6.062cm" svg:y="0cm" draw:caption-point-x="-0.61cm" draw:caption-point-y="0.01cm">
              <dc:creator>WJ</dc:creator>
              <dc:date>2021-11-08T00:00:00</dc:date>
              <text:p text:style-name="P1"><text:span text:style-name="T1">Hit rate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9" calcext:value-type="float">
            <text:p>0.7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44" calcext:value-type="float">
            <text:p>0.844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06" calcext:value-type="float">
            <text:p>0.906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7" calcext:value-type="float">
            <text:p>0.3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47" calcext:value-type="float">
            <text:p>0.647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33" calcext:value-type="float">
            <text:p>0.7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12" calcext:value-type="float">
            <text:p>0.912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7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text:p>bet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1-08T18:18:40.521068743</dc:date>
    <dc:creator>Wu Jun-I</dc:creator>
    <meta:editing-duration>PT49M34S</meta:editing-duration>
    <meta:editing-cycles>35</meta:editing-cycles>
    <meta:document-statistic meta:table-count="2" meta:cell-count="79" meta:object-count="0"/>
  </office:meta>
</office:document-meta>
</file>